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40d" officeooo:paragraph-rsid="0001c4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just a file that I need elsew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30:24.103886807</meta:creation-date>
    <dc:date>2017-09-07T14:22:34.878306082</dc:date>
    <meta:editing-duration>PT52M13S</meta:editing-duration>
    <meta:editing-cycles>1</meta:editing-cycles>
    <meta:document-statistic meta:table-count="0" meta:image-count="0" meta:object-count="0" meta:page-count="1" meta:paragraph-count="1" meta:word-count="9" meta:character-count="42" meta:non-whitespace-character-count="34"/>
    <meta:generator>LibreOffice/5.1.6.2$Linux_X86_64 LibreOffice_project/10m0$Build-2</meta:generator>
  </office:meta>
</office:document-meta>
</file>